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6C000000D68810AFDB.png"/>
  <manifest:file-entry manifest:media-type="image/png" manifest:full-path="Pictures/10000000000006760000092316DD4C7D.png"/>
  <manifest:file-entry manifest:media-type="image/png" manifest:full-path="Pictures/100002010000007B00000147DD6CE826.png"/>
  <manifest:file-entry manifest:media-type="image/png" manifest:full-path="Pictures/10000201000000DF00000183C2D4608F.png"/>
  <manifest:file-entry manifest:media-type="image/png" manifest:full-path="Pictures/10000201000001C100000067A460D3A3.png"/>
  <manifest:file-entry manifest:media-type="image/png" manifest:full-path="Pictures/1000020100000079000000774C236329.png"/>
  <manifest:file-entry manifest:media-type="image/png" manifest:full-path="Pictures/100002010000003B000000B32888B4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table:align="margins" style:may-break-between-rows="false"/>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padding="0cm" fo:border="none"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02cm solid #cccccc" style:writing-mode="page"/>
    </style:style>
    <style:style style:name="Table2.A2" style:family="table-cell">
      <style:table-cell-properties fo:padding="0.049cm" fo:border-left="0.002cm solid #cccccc" fo:border-right="none" fo:border-top="none" fo:border-bottom="0.002cm solid #cccccc" style:writing-mode="page"/>
    </style:style>
    <style:style style:name="Table2.C2" style:family="table-cell">
      <style:table-cell-properties fo:padding="0.049cm" fo:border-left="0.002cm solid #cccccc" fo:border-right="0.002cm solid #cccccc" fo:border-top="none" fo:border-bottom="0.002cm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02cm solid #cccccc" style:writing-mode="page"/>
    </style:style>
    <style:style style:name="Table3.A2" style:family="table-cell">
      <style:table-cell-properties fo:padding="0.049cm" fo:border-left="0.002cm solid #cccccc" fo:border-right="0.002cm solid #cccccc" fo:border-top="none" fo:border-bottom="0.002cm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text-properties fo:color="#ff0000"/>
    </style:style>
    <style:style style:name="P6" style:family="paragraph" style:parent-style-name="Table_20_Contents">
      <style:text-properties fo:color="#0026ff"/>
    </style:style>
    <style:style style:name="P7" style:family="paragraph" style:parent-style-name="Table_20_Contents">
      <style:text-properties fo:color="#000000"/>
    </style:style>
    <style:style style:name="P8" style:family="paragraph" style:parent-style-name="Table_20_Contents">
      <style:text-properties fo:color="#f79e10"/>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text-properties fo:language="en" fo:country="US"/>
    </style:style>
    <style:style style:name="P11" style:family="paragraph" style:parent-style-name="Text_20_body">
      <style:text-properties fo:language="en" fo:country="US"/>
    </style:style>
    <style:style style:name="P12" style:family="paragraph" style:parent-style-name="Picture">
      <style:text-properties fo:language="en" fo:country="US"/>
    </style:style>
    <style:style style:name="P13" style:family="paragraph" style:parent-style-name="Picture">
      <style:paragraph-properties fo:text-align="center" style:justify-single-word="false"/>
    </style:style>
    <style:style style:name="P14" style:family="paragraph" style:parent-style-name="Text_20_body">
      <style:paragraph-properties fo:break-before="page"/>
    </style:style>
    <style:style style:name="P15" style:family="paragraph" style:parent-style-name="Text_20_body">
      <style:paragraph-properties fo:break-before="page"/>
      <style:text-properties fo:language="en" fo:country="US"/>
    </style:style>
    <style:style style:name="P16" style:family="paragraph" style:parent-style-name="Heading_20_3">
      <style:text-properties fo:language="en" fo:country="US"/>
    </style:style>
    <style:style style:name="P17" style:family="paragraph" style:parent-style-name="Heading_20_3">
      <style:paragraph-properties fo:break-before="page"/>
      <style:text-properties fo:language="en" fo:country="US"/>
    </style:style>
    <style:style style:name="P18" style:family="paragraph" style:parent-style-name="Heading_20_4">
      <style:text-properties fo:language="en" fo:country="US"/>
    </style:style>
    <style:style style:name="P19" style:family="paragraph" style:parent-style-name="Heading_20_4">
      <style:paragraph-properties fo:break-before="page"/>
    </style:style>
    <style:style style:name="P20" style:family="paragraph" style:parent-style-name="Heading_20_4">
      <style:paragraph-properties fo:break-before="page"/>
      <style:text-properties fo:language="en" fo:country="US"/>
    </style:style>
    <style:style style:name="P21" style:family="paragraph" style:parent-style-name="Heading_20_2">
      <style:text-properties fo:language="en" fo:country="US"/>
    </style:style>
    <style:style style:name="P22" style:family="paragraph" style:parent-style-name="Heading_20_2">
      <style:paragraph-properties fo:break-before="page"/>
      <style:text-properties fo:language="en" fo:country="US"/>
    </style:style>
    <style:style style:name="P23" style:family="paragraph" style:parent-style-name="Table_20_Contents">
      <style:text-properties fo:color="#f79e10"/>
    </style:style>
    <style:style style:name="P24" style:family="paragraph" style:parent-style-name="Heading_20_1">
      <style:paragraph-properties fo:break-before="page"/>
      <style:text-properties fo:language="en" fo:country="US"/>
    </style:style>
    <style:style style:name="P25" style:family="paragraph" style:parent-style-name="Standard">
      <style:text-properties fo:language="en" fo:country="US"/>
    </style:style>
    <style:style style:name="P26" style:family="paragraph" style:parent-style-name="Standard" style:list-style-name="L1">
      <style:text-properties fo:language="en" fo:country="US"/>
    </style:style>
    <style:style style:name="P27" style:family="paragraph" style:parent-style-name="Standard" style:list-style-name="L2">
      <style:text-properties fo:language="en" fo:country="US"/>
    </style:style>
    <style:style style:name="P28" style:family="paragraph" style:parent-style-name="Standard" style:list-style-name="L3">
      <style:text-properties fo:language="en" fo:country="US"/>
    </style:style>
    <style:style style:name="P29" style:family="paragraph" style:parent-style-name="Standard" style:list-style-name="L4">
      <style:text-properties fo:language="en" fo:country="US"/>
    </style:style>
    <style:style style:name="P30" style:family="paragraph" style:parent-style-name="Standard" style:list-style-name="L5">
      <style:text-properties fo:language="en" fo:country="US"/>
    </style:style>
    <style:style style:name="P31" style:family="paragraph" style:parent-style-name="Standard" style:list-style-name="L6"/>
    <style:style style:name="P32" style:family="paragraph" style:parent-style-name="Standard" style:list-style-name="L7"/>
    <style:style style:name="P33" style:family="paragraph" style:parent-style-name="Text_20_body">
      <style:text-properties fo:language="en" fo:country="US"/>
    </style:style>
    <style:style style:name="T1"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7.694cm, 0cm, 5.322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24" text:outline-level="1">Maps of level 6 - Cal</text:h>
      <text:p text:style-name="P11">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9"><draw:frame draw:style-name="fr1" draw:name="Frame1" text:anchor-type="as-char" svg:width="19.001cm" draw:z-index="9"><draw:text-box fo:min-height="16.171cm"><text:p text:style-name="P12"><draw:frame draw:style-name="fr6" draw:name="Image1" text:anchor-type="as-char" svg:width="19.001cm" style:rel-width="100%" svg:height="16.171cm" style:rel-height="scale" draw:z-index="10"><draw:image xlink:href="../../Resources/Levels/Radme/Cal/Blueprints/Global.png" xlink:type="simple" xlink:show="embed" xlink:actuate="onLoad"/></draw:frame><text:span text:style-name="T1"><text:line-break/></text:span>Picture <text:sequence text:ref-name="refPicture0" text:name="Picture" text:formula="ooow:Picture+1" style:num-format="1">1</text:sequence>: City map</text:p></draw:text-box></draw:frame></text:p>
      <text:p text:style-name="P9"/>
      <text:h text:style-name="P22" text:outline-level="2">Explorable shops with findable objects</text:h>
      <text:p text:style-name="P11">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11">For this reason all shops have a standard structure but the decorations and interior furnishings vary to be consistent with the object that the player will find inside.</text:p>
      <text:p text:style-name="P11">There are 12 shops in the city and in each of these there is one and only one reward:</text:p>
      <text:list xml:id="list867021287608788273" text:style-name="L1">
        <text:list-item>
          <text:p text:style-name="P26">1 of exotic and special clothes:</text:p>
          <text:list>
            <text:list-item>
              <text:p text:style-name="P26">Drop MC2 (Sophie) in the NO sector.</text:p>
            </text:list-item>
          </text:list>
        </text:list-item>
        <text:list-item>
          <text:p text:style-name="P26">3 are small bookshops:</text:p>
          <text:list>
            <text:list-item>
              <text:p text:style-name="P26">Books on ancient civilization (one shop per sector).</text:p>
            </text:list-item>
          </text:list>
        </text:list-item>
        <text:list-item>
          <text:p text:style-name="P26">2 are tool shops:</text:p>
          <text:list>
            <text:list-item>
              <text:p text:style-name="P26">Ancient civilization tools (in SO and SE).</text:p>
            </text:list-item>
          </text:list>
        </text:list-item>
        <text:list-item>
          <text:p text:style-name="P26">3 are pottery shops:</text:p>
          <text:list>
            <text:list-item>
              <text:p text:style-name="P26">Pot, vase and ancient civilization bowl (one shop per sector).</text:p>
            </text:list-item>
          </text:list>
        </text:list-item>
        <text:list-item>
          <text:p text:style-name="P26">1 is an arms shop:</text:p>
          <text:list>
            <text:list-item>
              <text:p text:style-name="P26">Old ancient civilization weapon (sector NO).</text:p>
            </text:list-item>
          </text:list>
        </text:list-item>
        <text:list-item>
          <text:p text:style-name="P26">2 are collectibles shops:</text:p>
          <text:list>
            <text:list-item>
              <text:p text:style-name="P26">Ancient currency (SE sector).</text:p>
            </text:list-item>
            <text:list-item>
              <text:p text:style-name="P26">Ancient parchment (SO sector).</text:p>
            </text:list-item>
          </text:list>
        </text:list-item>
      </text:list>
      <text:p text:style-name="P9"/>
      <text:p text:style-name="P9">DISEGNO BOTTEGA QUA</text:p>
      <text:h text:style-name="P22" text:outline-level="2">Castle</text:h>
      <text:p text:style-name="P11">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9"><draw:frame draw:style-name="fr1" draw:name="Frame11" text:anchor-type="as-char" svg:width="19.001cm" draw:z-index="11"><draw:text-box fo:min-height="21.186cm"><text:p text:style-name="P12"><draw:frame draw:style-name="fr6" draw:name="Image6" text:anchor-type="as-char" svg:width="19.001cm" style:rel-width="100%" svg:height="21.186cm" style:rel-height="scale" draw:z-index="12"><draw:image xlink:href="../../Resources/Levels/Radme/Cal/Blueprints/Castle/Castle/Castle%20-%20detailed.png" xlink:type="simple" xlink:show="embed" xlink:actuate="onLoad"/></draw:frame><text:span text:style-name="T1"><text:line-break/></text:span>Picture <text:sequence text:ref-name="refPicture1" text:name="Picture" text:formula="ooow:Picture+1" style:num-format="1">2</text:sequence>: Castle</text:p></draw:text-box></draw:frame></text:p>
      <text:h text:style-name="P16" text:outline-level="3"><text:soft-page-break/>Prison</text:h>
      <table:table table:name="Table4" table:style-name="Table4">
        <table:table-column table:style-name="Table4.A"/>
        <table:table-column table:style-name="Table4.B"/>
        <table:table-row>
          <table:table-cell table:style-name="Table4.A1" office:value-type="string">
            <text:p text:style-name="P11">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 in the map</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13"><draw:text-box fo:min-height="22.059cm"><text:p text:style-name="Picture"><draw:frame draw:style-name="fr6" draw:name="Image4" text:anchor-type="as-char" svg:width="7.001cm" style:rel-width="100%" svg:height="22.059cm" style:rel-height="scale" draw:z-index="14"><draw:image xlink:href="../../Resources/Levels/Radme/Cal/Blueprints/Castle/Prison/Prisons-Event%20flowchart.png" xlink:type="simple" xlink:show="embed" xlink:actuate="onLoad"/></draw:frame><text:span text:style-name="T1"><text:line-break/></text:span>Picture <text:sequence text:ref-name="refPicture2" text:name="Picture" text:formula="ooow:Picture+1" style:num-format="1">3</text:sequence>: Prison’s flow-chart</text:p></draw:text-box></draw:frame></text:p>
          </table:table-cell>
        </table:table-row>
      </table:table>
      <text:p text:style-name="P11"/>
      <text:p text:style-name="P14"><draw:frame draw:style-name="fr2" draw:name="Frame6" text:anchor-type="paragraph" svg:width="19.001cm" draw:z-index="7"><draw:text-box fo:min-height="13.66cm"><text:p text:style-name="Picture"><draw:frame draw:style-name="fr6" draw:name="Image28" text:anchor-type="as-char" svg:width="19.001cm" style:rel-width="100%" svg:height="13.66cm" style:rel-height="scale" draw:z-index="15"><draw:image xlink:href="../../Resources/Levels/Radme/Cal/Blueprints/Castle/Prison/Prison%20internal.png" xlink:type="simple" xlink:show="embed" xlink:actuate="onLoad"/></draw:frame><text:span text:style-name="T1"><text:line-break/></text:span>Picture <text:sequence text:ref-name="refPicture3" text:name="Picture" text:formula="ooow:Picture+1" style:num-format="1">4</text:sequence>: Map of the prison</text:p></draw:text-box></draw:frame></text:p>
      <text:h text:style-name="P22" text:outline-level="2">Port</text:h>
      <text:p text:style-name="Text_20_body"><draw:frame draw:style-name="fr2" draw:name="Frame20" text:anchor-type="paragraph" svg:width="18.703cm" draw:z-index="6"><draw:text-box fo:min-height="17.858cm"><text:p text:style-name="Picture"><draw:frame draw:style-name="fr6" draw:name="Image26" text:anchor-type="as-char" svg:width="18.703cm" style:rel-width="100%" svg:height="17.858cm" style:rel-height="scale" draw:z-index="16"><draw:image xlink:href="../../Resources/Levels/Radme/Cal/Blueprints/Port/Port.png" xlink:type="simple" xlink:show="embed" xlink:actuate="onLoad"/></draw:frame><text:span text:style-name="T1"><text:line-break/></text:span>Picture <text:sequence text:ref-name="refPicture4" text:name="Picture" text:formula="ooow:Picture+1" style:num-format="1">5</text:sequence>: Map of the port</text:p></draw:text-box></draw:frame></text:p>
      <text:p text:style-name="P15">The port is an environment composed of seven macro areas. The first is a simple lawn, from this you can go to the fish market, a modest area where there are many stalls selling everything that the river offers.</text:p>
      <text:p text:style-name="P11">Continuing along the river to the south you enter the owner’s shop, a medium-sized room where you can buy goods that are processed by the largest boat of Cal.</text:p>
      <text:p text:style-name="P11">Next to it is the shipyard, a large work area where ships are brought ashore and adjusted, or where new boats take shape. Opposite the building site is the quay with anchored ships.</text:p>
      <text:p text:style-name="P11">Along the river there is also a bridge that you can cross to get to the east of the port where there is the shop of the Fisherman’s Head where the best fish of Cal is sold and the fishermen’s house, a building on several floors where these staying.</text:p>
      <text:p text:style-name="P10"><draw:frame draw:style-name="fr1" draw:name="Frame3" text:anchor-type="as-char" svg:width="16.533cm" svg:height="20.001cm" draw:z-index="17"><draw:text-box><text:p text:style-name="P12"><draw:frame draw:style-name="fr7" draw:name="Image11" text:anchor-type="as-char" svg:width="16.36cm" svg:height="18cm" draw:z-index="18"><draw:image xlink:href="../../Resources/Levels/Radme/Cal/Blueprints/Port/Port%20-%20detailed.png" xlink:type="simple" xlink:show="embed" xlink:actuate="onLoad"/></draw:frame><text:span text:style-name="T1"><text:line-break/></text:span>Picture <text:sequence text:ref-name="refPicture5" text:name="Picture" text:formula="ooow:Picture+1" style:num-format="1">6</text:sequence>: Map of the port</text:p></draw:text-box></draw:frame></text:p>
      <text:h text:style-name="P22" text:outline-level="2">Market</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paragraph" svg:width="13.388cm" draw:z-index="8"><draw:text-box fo:min-height="14.485cm"><text:p text:style-name="Picture"><draw:frame draw:style-name="fr6" draw:name="Image25" text:anchor-type="as-char" svg:width="13.388cm" style:rel-width="100%" svg:height="14.485cm" style:rel-height="scale" draw:z-index="19"><draw:image xlink:href="../../Resources/Levels/Radme/Cal/Blueprints/Market/Market/Market.png" xlink:type="simple" xlink:show="embed" xlink:actuate="onLoad"/></draw:frame><text:span text:style-name="T1"><text:line-break/></text:span>Picture <text:sequence text:ref-name="refPicture6" text:name="Picture" text:formula="ooow:Picture+1" style:num-format="1">7</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5">4</text:p>
                </table:table-cell>
                <table:table-cell table:style-name="Table15.A1" office:value-type="string">
                  <text:p text:style-name="Table_20_Contents">Guild of alchemists</text:p>
                </table:table-cell>
              </table:table-row>
              <table:table-row>
                <table:table-cell table:style-name="Table15.A1" office:value-type="string">
                  <text:p text:style-name="P5">8</text:p>
                </table:table-cell>
                <table:table-cell table:style-name="Table15.A1" office:value-type="string">
                  <text:p text:style-name="Table_20_Contents">Market</text:p>
                </table:table-cell>
              </table:table-row>
              <table:table-row>
                <table:table-cell table:style-name="Table15.A1" office:value-type="string">
                  <text:p text:style-name="Table_20_Contents"><draw:frame draw:style-name="fr8" draw:name="Image32" text:anchor-type="as-char" svg:width="0.529cm" svg:height="0.397cm" draw:z-index="20"><draw:image xlink:href="../../Resources/Levels/Radme/Cal/Blueprints/Closed%20path%20by%20resistence.png" xlink:type="simple" xlink:show="embed" xlink:actuate="onLoad"/></draw:frame></text:p>
                </table:table-cell>
                <table:table-cell table:style-name="Table15.A1" office:value-type="string">
                  <text:p text:style-name="Table_20_Contents">Closed path by resistance</text:p>
                </table:table-cell>
              </table:table-row>
              <table:table-row>
                <table:table-cell table:style-name="Table15.A1" office:value-type="string">
                  <text:p text:style-name="P6">■</text:p>
                </table:table-cell>
                <table:table-cell table:style-name="Table15.A1" office:value-type="string">
                  <text:p text:style-name="Table_20_Contents">Main path for mission</text:p>
                </table:table-cell>
              </table:table-row>
              <table:table-row>
                <table:table-cell table:style-name="Table15.A1" office:value-type="string">
                  <text:p text:style-name="P7">■</text:p>
                </table:table-cell>
                <table:table-cell table:style-name="Table15.A1" office:value-type="string">
                  <text:p text:style-name="Table_20_Contents">Path for exploration’s rewards</text:p>
                </table:table-cell>
              </table:table-row>
              <table:table-row>
                <table:table-cell table:style-name="Table15.A1" office:value-type="string">
                  <text:p text:style-name="P8">♫1</text:p>
                </table:table-cell>
                <table:table-cell table:style-name="Table15.A1" office:value-type="string">
                  <text:p text:style-name="Table_20_Contents">Ambient sounds: voices of people, noise of wheels of wooden wagons, some clashing of copper objects.</text:p>
                </table:table-cell>
              </table:table-row>
              <table:table-row>
                <table:table-cell table:style-name="Table15.A1" office:value-type="string">
                  <text:p text:style-name="P8">♫2</text:p>
                </table:table-cell>
                <table:table-cell table:style-name="Table15.A1" office:value-type="string">
                  <text:p text:style-name="Table_20_Contents">Ambient sounds: voices of people</text:p>
                </table:table-cell>
              </table:table-row>
              <table:table-row>
                <table:table-cell table:style-name="Table15.A1" office:value-type="string">
                  <text:p text:style-name="P8">♫3</text:p>
                </table:table-cell>
                <table:table-cell table:style-name="Table15.A1" office:value-type="string">
                  <text:p text:style-name="Table_20_Contents">Score: viola theme [Andantino].</text:p>
                </table:table-cell>
              </table:table-row>
              <table:table-row>
                <table:table-cell table:style-name="Table15.A1" office:value-type="string">
                  <text:p text:style-name="P8">♫4</text:p>
                </table:table-cell>
                <table:table-cell table:style-name="Table15.A1" office:value-type="string">
                  <text:p text:style-name="Table_20_Contents">Score: military theme [Adagio].</text:p>
                </table:table-cell>
              </table:table-row>
              <table:table-row>
                <table:table-cell table:style-name="Table15.A1" office:value-type="string">
                  <text:p text:style-name="P8">♫5</text:p>
                </table:table-cell>
                <table:table-cell table:style-name="Table15.A1" office:value-type="string">
                  <text:p text:style-name="Table_20_Contents">Score: military theme [Adagio].</text:p>
                  <text:p text:style-name="Table_20_Contents">Sound effects: scream (distorted), boots on soil.</text:p>
                </table:table-cell>
              </table:table-row>
              <table:table-row>
                <table:table-cell table:style-name="Table15.A1" office:value-type="string">
                  <text:p text:style-name="P8">♫6</text:p>
                </table:table-cell>
                <table:table-cell table:style-name="Table15.A1" office:value-type="string">
                  <text:p text:style-name="Table_20_Contents">Ambient sounds: water flow, light wind.</text:p>
                </table:table-cell>
              </table:table-row>
            </table:table>
            <text:p text:style-name="Table_20_Contents"/>
          </table:table-cell>
        </table:table-row>
      </table:table>
      <text:p text:style-name="Text_20_body"/>
      <text:h text:style-name="P17" text:outline-level="3">Barrack</text:h>
      <text:p text:style-name="P11"><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18" text:outline-level="4">Barrack’s dormitory</text:h>
      <table:table table:name="Table6" table:style-name="Table6">
        <table:table-column table:style-name="Table6.A"/>
        <table:table-column table:style-name="Table6.B"/>
        <table:table-row>
          <table:table-cell table:style-name="Table6.A1" office:value-type="string">
            <text:p text:style-name="P11">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11">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 in the map</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21"><draw:text-box fo:min-height="17.064cm"><text:p text:style-name="Picture"><draw:frame draw:style-name="fr6" draw:name="Image30" text:anchor-type="as-char" svg:width="9.5cm" style:rel-width="100%" svg:height="17.064cm" style:rel-height="scale" draw:z-index="22"><draw:image xlink:href="../../Resources/Levels/Radme/Cal/Blueprints/Market/Barrack/Barrack-Event%20Flowchart.png" xlink:type="simple" xlink:show="embed" xlink:actuate="onLoad"/></draw:frame><text:span text:style-name="T1"><text:line-break/></text:span>Picture <text:sequence text:ref-name="refPicture7" text:name="Picture" text:formula="ooow:Picture+1" style:num-format="1">8</text:sequence>: Barrack’s flow-chart</text:p></draw:text-box></draw:frame></text:p>
          </table:table-cell>
        </table:table-row>
      </table:table>
      <text:p text:style-name="P11"/>
      <text:p text:style-name="P9"><text:soft-page-break/><draw:frame draw:style-name="fr1" draw:name="Frame10" text:anchor-type="as-char" svg:width="19.001cm" draw:z-index="23"><draw:text-box fo:min-height="11.772cm"><text:p text:style-name="P12"><draw:frame draw:style-name="fr6" draw:name="Image10" text:anchor-type="as-char" svg:width="19.001cm" style:rel-width="100%" svg:height="11.772cm" style:rel-height="scale" draw:z-index="24"><draw:image xlink:href="../../Resources/Levels/Radme/Cal/Blueprints/Market/Barrack/Barrack.png" xlink:type="simple" xlink:show="embed" xlink:actuate="onLoad"/></draw:frame><text:span text:style-name="T1"><text:line-break/></text:span>Picture <text:sequence text:ref-name="refPicture8" text:name="Picture" text:formula="ooow:Picture+1" style:num-format="1">9</text:sequence>: Map of the barrack</text:p></draw:text-box></draw:frame></text:p>
      <text:h text:style-name="Heading_20_4" text:outline-level="4">Stealth mission</text:h>
      <text:p text:style-name="P11">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7920105580063438238" text:style-name="L2">
        <text:list-item>
          <text:p text:style-name="P27">Movement speed of the soldiers: 5 km/h</text:p>
        </text:list-item>
        <text:list-item>
          <text:p text:style-name="P27">Soldier E5: time to reach the other point of his journey: 13 m→9.8 s</text:p>
        </text:list-item>
        <text:list-item>
          <text:p text:style-name="P27">Soldier E4: time to reach the other point of his journey: 9 m→6.8 s</text:p>
        </text:list-item>
        <text:list-item>
          <text:p text:style-name="P27">Soldier E1: time to reach the other point of his journey: 13.5 m→10.17 s</text:p>
        </text:list-item>
        <text:list-item>
          <text:p text:style-name="P27">Soldier E6: time to reach the other point of his journey: 9 m→6.8 s</text:p>
        </text:list-item>
        <text:list-item>
          <text:p text:style-name="P27">Markl’s movement speed: 8 km/h</text:p>
        </text:list-item>
      </text:list>
      <text:p text:style-name="Text_20_body">Soldiers have two positions during patrolling:</text:p>
      <text:list xml:id="list5579321050970511353" text:style-name="L3">
        <text:list-item>
          <text:p text:style-name="P28"><text:soft-page-break/>The alpha position that is the initial position of each soldier in which they are found when entering the building.</text:p>
        </text:list-item>
        <text:list-item>
          <text:p text:style-name="P28">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7744593664372155533" text:style-name="L4">
        <text:list-item>
          <text:p text:style-name="P29">The E4 soldier when he has to go from alpha to beta (so in his path from top to bottom) starts to move 2 seconds before the others.</text:p>
        </text:list-item>
        <text:list-item>
          <text:p text:style-name="P29">The E6 soldier when he has to go from alpha to beta (so in his path from bottom to top) starts moving 2 seconds after E1 started from his alpha position.</text:p>
        </text:list-item>
        <text:list-item>
          <text:p text:style-name="P29">The E1 soldier when he has to go from beta to alpha (so in his path from left to right) starts to move 2.5 seconds before the others.</text:p>
        </text:list-item>
      </text:list>
      <text:h text:style-name="P20" text:outline-level="4">Barrack’s Armory</text:h>
      <table:table table:name="Table5" table:style-name="Table5">
        <table:table-column table:style-name="Table5.A"/>
        <table:table-column table:style-name="Table5.B"/>
        <table:table-row>
          <table:table-cell table:style-name="Table5.A1" office:value-type="string">
            <text:p text:style-name="P11">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 in the map</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26"><draw:text-box fo:min-height="12.291cm"><text:p text:style-name="Picture"><draw:frame draw:style-name="fr6" draw:name="Image29" text:anchor-type="as-char" svg:width="8.999cm" style:rel-width="100%" svg:height="12.291cm" style:rel-height="scale" draw:z-index="29"><draw:image xlink:href="../../Resources/Levels/Radme/Cal/Blueprints/Market/Armory/Armory-Event%20Flowchart.png" xlink:type="simple" xlink:show="embed" xlink:actuate="onLoad"/></draw:frame><text:span text:style-name="T1"><text:line-break/></text:span>Picture <text:sequence text:ref-name="refPicture9" text:name="Picture" text:formula="ooow:Picture+1" style:num-format="1">10</text:sequence>: Armory’s flow-chart</text:p></draw:text-box></draw:frame></text:p>
          </table:table-cell>
        </table:table-row>
      </table:table>
      <text:p text:style-name="P9"/>
      <text:p text:style-name="P9"><text:soft-page-break/><draw:frame draw:style-name="fr1" draw:name="Frame13" text:anchor-type="as-char" svg:width="19.001cm" draw:z-index="31"><draw:text-box fo:min-height="14.305cm"><text:p text:style-name="P12"><draw:frame draw:style-name="fr6" draw:name="Image12" text:anchor-type="as-char" svg:width="19.001cm" style:rel-width="100%" svg:height="14.305cm" style:rel-height="scale" draw:z-index="33"><draw:image xlink:href="../../Resources/Levels/Radme/Cal/Blueprints/Market/Armory/Armory.png" xlink:type="simple" xlink:show="embed" xlink:actuate="onLoad"/></draw:frame><text:span text:style-name="T1"><text:line-break/></text:span>Picture <text:sequence text:ref-name="refPicture10" text:name="Picture" text:formula="ooow:Picture+1" style:num-format="1">11</text:sequence>: Map of the armory</text:p></draw:text-box></draw:frame></text:p>
      <text:p text:style-name="P9"/>
      <text:h text:style-name="P17" text:outline-level="3">Guild</text:h>
      <text:p text:style-name="P11">The alchemist’s guild is based in the city’s tower. Here the team will have to recover the book of the ancient language. There are two puzzles to solve:</text:p>
      <text:list xml:id="list2132468397820499841" text:style-name="L5">
        <text:list-item>
          <text:p text:style-name="P30">Recovering the right ampoules to prepare a magic potion; this will serve to open the glass door located on the ground floor that protects the book.</text:p>
        </text:list-item>
        <text:list-item>
          <text:p text:style-name="P30">Pulling, in the right sequence, a group of three levers, which move libraries, located on the top floor, in order to recover a useful ampoule.</text:p>
        </text:list-item>
      </text:list>
      <text:h text:style-name="P18" text:outline-level="4">Lights in the map</text:h>
      <text:p text:style-name="P9">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35"><draw:text-box fo:min-height="12.584cm"><text:p text:style-name="Picture"><draw:frame draw:style-name="fr6" draw:name="Image16" text:anchor-type="as-char" svg:width="19.001cm" style:rel-width="100%" svg:height="12.584cm" style:rel-height="scale" draw:z-index="37"><draw:image xlink:href="../../Resources/Levels/Radme/Cal/Blueprints/Market/Guild/Guild0.png" xlink:type="simple" xlink:show="embed" xlink:actuate="onLoad"/></draw:frame><text:span text:style-name="T1"><text:line-break/></text:span>Picture <text:sequence text:ref-name="refPicture11"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39"><draw:text-box fo:min-height="14.817cm"><text:p text:style-name="Picture"><draw:frame draw:style-name="fr6" draw:name="Image15" text:anchor-type="as-char" svg:width="19.001cm" style:rel-width="100%" svg:height="14.817cm" style:rel-height="scale" draw:z-index="40"><draw:image xlink:href="../../Resources/Levels/Radme/Cal/Blueprints/Market/Guild/Guild1.png" xlink:type="simple" xlink:show="embed" xlink:actuate="onLoad"/></draw:frame><text:span text:style-name="T1"><text:line-break/></text:span>Picture <text:sequence text:ref-name="refPicture12"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draw:text-box fo:min-height="14.226cm"><text:p text:style-name="Picture"><draw:frame draw:style-name="fr6" draw:name="Image14" text:anchor-type="as-char" svg:width="19.001cm" style:rel-width="100%" svg:height="14.226cm" style:rel-height="scale" draw:z-index="41"><draw:image xlink:href="../../Resources/Levels/Radme/Cal/Blueprints/Market/Guild/Guild2.png" xlink:type="simple" xlink:show="embed" xlink:actuate="onLoad"/></draw:frame><text:span text:style-name="T1"><text:line-break/></text:span>Picture <text:sequence text:ref-name="refPicture13" text:name="Picture" text:formula="ooow:Picture+1" style:num-format="1">14</text:sequence>: Floor 2</text:p></draw:text-box></draw:frame></text:p>
          </table:table-cell>
        </table:table-row>
      </table:table>
      <text:p text:style-name="Text_20_body"/>
      <text:h text:style-name="P19" text:outline-level="4">Alchemist’s puzzles</text:h>
      <text:p text:style-name="P11">The mini-games that the player must overcome to collect objects on the two floors are multiple and increase in difficulty in the highest floor of the tower. The typologies are: </text:p>
      <text:list xml:id="list4390668975133076863" text:style-name="L6">
        <text:list-item>
          <text:p text:style-name="P31">Break locks to open doors, exploiting the talent of Markl</text:p>
        </text:list-item>
        <text:list-item>
          <text:p text:style-name="P31">Move crates that block the road and use them as riser to reach objects placed on top of some columns through the power of Sophie to command objects</text:p>
        </text:list-item>
        <text:list-item>
          <text:p text:style-name="P31">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8" draw:name="Image22" text:anchor-type="as-char" svg:width="3.201cm" svg:height="3.149cm" draw:z-index="43"><draw:image xlink:href="Pictures/1000020100000079000000774C236329.png" xlink:type="simple" xlink:show="embed" xlink:actuate="onLoad"/></draw:frame></text:p>
          </table:table-cell>
          <table:table-cell table:style-name="Table2.A2" office:value-type="string">
            <text:p text:style-name="P4"><draw:frame draw:style-name="fr8" draw:name="Image19" text:anchor-type="as-char" svg:width="2.731cm" svg:height="4.74cm" draw:z-index="47"><draw:image xlink:href="Pictures/10000201000000DF00000183C2D4608F.png" xlink:type="simple" xlink:show="embed" xlink:actuate="onLoad"/></draw:frame></text:p>
          </table:table-cell>
          <table:table-cell table:style-name="Table2.C2" office:value-type="string">
            <text:p text:style-name="P4"><draw:frame draw:style-name="fr8" draw:name="Image18" text:anchor-type="as-char" svg:width="1.559cm" svg:height="4.74cm" draw:z-index="48"><draw:image xlink:href="Pictures/100002010000003B000000B32888B402.png" xlink:type="simple" xlink:show="embed" xlink:actuate="onLoad"/></draw:frame></text:p>
          </table:table-cell>
        </table:table-row>
        <table:table-row>
          <table:table-cell table:style-name="Table2.A2" office:value-type="string">
            <text:p text:style-name="P4">Still #1</text:p>
          </table:table-cell>
          <table:table-cell table:style-name="Table2.A2" office:value-type="string">
            <text:p text:style-name="P4">Still #2</text:p>
          </table:table-cell>
          <table:table-cell table:style-name="Table2.C2" office:value-type="string">
            <text:p text:style-name="P4">Still #3</text:p>
          </table:table-cell>
        </table:table-row>
        <table:table-row>
          <table:table-cell table:style-name="Table2.A2" office:value-type="string">
            <text:p text:style-name="P4"><draw:frame draw:style-name="fr9" draw:name="Image21" text:anchor-type="as-char" svg:width="6.332cm" svg:height="1.452cm" draw:z-index="49"><draw:image xlink:href="Pictures/10000201000001C100000067A460D3A3.png" xlink:type="simple" xlink:show="embed" xlink:actuate="onLoad"/></draw:frame></text:p>
          </table:table-cell>
          <table:table-cell table:style-name="Table2.A2" office:value-type="string">
            <text:p text:style-name="P4"><draw:frame draw:style-name="fr8" draw:name="Image20" text:anchor-type="as-char" svg:width="2.39cm" svg:height="4.74cm" draw:z-index="50"><draw:image xlink:href="Pictures/100002010000006C000000D68810AFDB.png" xlink:type="simple" xlink:show="embed" xlink:actuate="onLoad"/></draw:frame></text:p>
          </table:table-cell>
          <table:table-cell table:style-name="Table2.C2" office:value-type="string">
            <text:p text:style-name="P4"><draw:frame draw:style-name="fr8" draw:name="Image23" text:anchor-type="as-char" svg:width="1.78cm" svg:height="4.74cm" draw:z-index="51"><draw:image xlink:href="Pictures/100002010000007B00000147DD6CE826.png" xlink:type="simple" xlink:show="embed" xlink:actuate="onLoad"/></draw:frame></text:p>
          </table:table-cell>
        </table:table-row>
        <table:table-row>
          <table:table-cell table:style-name="Table2.A2" office:value-type="string">
            <text:p text:style-name="P4">Still #4</text:p>
          </table:table-cell>
          <table:table-cell table:style-name="Table2.A2" office:value-type="string">
            <text:p text:style-name="P4">Still #5</text:p>
          </table:table-cell>
          <table:table-cell table:style-name="Table2.C2" office:value-type="string">
            <text:p text:style-name="P4">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8" draw:name="Image24" text:anchor-type="as-char" svg:width="19.001cm" svg:height="16.799cm" draw:z-index="52"><draw:image xlink:href="../../Resources/Levels/Radme/Cal/Blueprints/Market/Guild/puzzles/lsd.png" xlink:type="simple" xlink:show="embed" xlink:actuate="onLoad"/></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11">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1">In each state the player can press all three levers. For this reason each state has 3 outgoing transactions that represent all the choices the player can make. On each transition it is described what changes the system undergoes, in particular:</text:p>
            <text:list xml:id="list7829328991809393360" text:style-name="L7">
              <text:list-item>
                <text:p text:style-name="P32">Library that goes up → number up.</text:p>
              </text:list-item>
              <text:list-item>
                <text:p text:style-name="P32">Library that drops → number down.</text:p>
              </text:list-item>
            </text:list>
          </table:table-cell>
          <table:table-cell table:style-name="Table7.A1" table:number-rows-spanned="2" office:value-type="string">
            <text:p text:style-name="Table_20_Contents"><draw:frame draw:style-name="fr3" draw:name="Frame25" text:anchor-type="as-char" svg:width="11.513cm" draw:z-index="32"><draw:text-box fo:min-height="18.494cm"><text:p text:style-name="Picture"><draw:frame draw:style-name="fr6" draw:name="Image17" text:anchor-type="as-char" svg:width="11.513cm" style:rel-width="100%" svg:height="18.494cm" style:rel-height="scale" draw:z-index="34"><draw:image xlink:href="../../Resources/Levels/Radme/Cal/Blueprints/Market/Guild/Alchemist's%20puzzle-Libraries'%20behavior.png" xlink:type="simple" xlink:show="embed" xlink:actuate="onLoad"/></draw:frame><text:span text:style-name="T1"><text:line-break/></text:span>Picture <text:sequence text:ref-name="refPicture14" text:name="Picture" text:formula="ooow:Picture+1" style:num-format="1">15</text:sequence>: Behavioral diagram of the libraries</text:p></draw:text-box></draw:frame></text:p>
          </table:table-cell>
        </table:table-row>
        <table:table-row table:style-name="Table7.2">
          <table:table-cell table:style-name="Table7.A1" office:value-type="string">
            <text:p text:style-name="P4"><draw:frame draw:style-name="fr4" draw:name="Frame18" text:anchor-type="as-char" svg:width="5.205cm" draw:z-index="28"><draw:text-box fo:min-height="6.006cm"><text:p text:style-name="P13"><draw:frame draw:style-name="fr7" draw:name="Image31" text:anchor-type="as-char" svg:width="4.9cm" svg:height="4.821cm" draw:z-index="30"><draw:image xlink:href="../../Resources/Levels/Radme/Cal/Blueprints/Market/Guild/libraries.png" xlink:type="simple" xlink:show="embed" xlink:actuate="onLoad"/></draw:frame><text:span text:style-name="T1"><text:line-break/></text:span>Picture <text:sequence text:ref-name="refPicture15" text:name="Picture" text:formula="ooow:Picture+1" style:num-format="1">16</text:sequence>: Libraries and levers</text:p></draw:text-box></draw:frame></text:p>
          </table:table-cell>
          <table:covered-table-cell/>
        </table:table-row>
      </table:table>
      <text:h text:style-name="P21" text:outline-level="2"><text:soft-page-break/>Boroughs</text:h>
      <text:p text:style-name="P11">After Ben’s arrival, the team has to escape from the tavern and it uses the roofs of the buildings as an escape route to get the new resistance base. The arrows indicate the possible routes along the roofs. </text:p>
      <text:p text:style-name="P9"><draw:frame draw:style-name="fr1" draw:name="Frame5" text:anchor-type="as-char" svg:width="18.65cm" draw:z-index="36"><draw:text-box fo:min-height="18.149cm"><text:p text:style-name="P12"><draw:frame draw:style-name="fr6" draw:name="Image5" text:anchor-type="as-char" svg:width="18.65cm" style:rel-width="100%" svg:height="18.149cm" style:rel-height="scale" draw:z-index="38"><draw:image xlink:href="../../Resources/Levels/Radme/Cal/Blueprints/Boroughs/Boroughs/Boroughs.png" xlink:type="simple" xlink:show="embed" xlink:actuate="onLoad"/></draw:frame><text:span text:style-name="T1"><text:line-break/></text:span>Picture <text:sequence text:ref-name="refPicture16" text:name="Picture" text:formula="ooow:Picture+1" style:num-format="1">17</text:sequence>: Possible paths on the roofs of the boroughs</text:p></draw:text-box></draw:frame></text:p>
      <text:p text:style-name="P11"/>
      <text:h text:style-name="P17" text:outline-level="3">Tower</text:h>
      <text:p text:style-name="P11">The passage in the walls was built by the precursors, and is abandoned since they became extinct. From it they access the dungeons under the walls. From the first floor of the passage leads to an exit on the city.</text:p>
      <text:p text:style-name="P11">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11">On the other hand, if you go south from the entrance you can see a narrow road that leads to a small three-storey tower at the top of which there is an open space where a giant crossbow is anchored and a half-folded bulwark is exposed.</text:p>
      <text:p text:style-name="P11">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5" draw:name="Frame12" text:anchor-type="as-char" svg:width="10.795cm" style:rel-width="100%" svg:height="11.857cm" style:rel-height="scale-min" draw:z-index="42"><draw:text-box><text:p text:style-name="P12"><draw:frame draw:style-name="fr10" draw:name="Immagine4" text:anchor-type="as-char" svg:width="10.795cm" style:rel-width="100%" svg:height="11.857cm" style:rel-height="scale" draw:z-index="44"><draw:image xlink:href="Pictures/10000000000006760000092316DD4C7D.png" xlink:type="simple" xlink:show="embed" xlink:actuate="onLoad"/></draw:frame><text:span text:style-name="T1"><text:line-break/></text:span>Picture <text:sequence text:ref-name="refPicture17" text:name="Picture" text:formula="ooow:Picture+1" style:num-format="1">18</text:sequence>: Tower</text:p></draw:text-box></draw:frame></text:p>
          </table:table-cell>
          <table:table-cell table:style-name="Table1.A1" office:value-type="string">
            <text:p text:style-name="P3"><draw:frame draw:style-name="fr5" draw:name="Frame2" text:anchor-type="as-char" svg:width="9.5cm" style:rel-width="100%" svg:height="7.56cm" style:rel-height="scale-min" draw:z-index="45"><draw:text-box><text:p text:style-name="P12"><draw:frame draw:style-name="fr6" draw:name="Image2" text:anchor-type="as-char" svg:width="9.5cm" style:rel-width="100%" svg:height="7.56cm" style:rel-height="scale" draw:z-index="46"><draw:image xlink:href="../../Resources/Levels/Radme/Cal/Blueprints/Market/Tower/tower.png" xlink:type="simple" xlink:show="embed" xlink:actuate="onLoad"/></draw:frame><text:span text:style-name="T1"><text:line-break/></text:span>Picture <text:sequence text:ref-name="refPicture18" text:name="Picture" text:formula="ooow:Picture+1" style:num-format="1">19</text:sequence>: Detail</text:p></draw:text-box></draw:frame></text:p>
          </table:table-cell>
        </table:table-row>
      </table:table>
      <text:p text:style-name="P9"/>
      <text:h text:style-name="P17" text:outline-level="3">Base</text:h>
      <text:p text:style-name="P11">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9"><draw:frame draw:style-name="fr1" draw:name="Frame7" text:anchor-type="as-char" svg:width="19.001cm" draw:z-index="53"><draw:text-box fo:min-height="17.42cm"><text:p text:style-name="P12"><draw:frame draw:style-name="fr6" draw:name="Image7" text:anchor-type="as-char" svg:width="19.001cm" style:rel-width="100%" svg:height="17.42cm" style:rel-height="scale" draw:z-index="54"><draw:image xlink:href="../../Resources/Levels/Radme/Cal/Blueprints/Boroughs/Base/Base.png" xlink:type="simple" xlink:show="embed" xlink:actuate="onLoad"/></draw:frame><text:span text:style-name="T1"><text:line-break/></text:span>Picture <text:sequence text:ref-name="refPicture19" text:name="Picture" text:formula="ooow:Picture+1" style:num-format="1">20</text:sequence>: Base of the rebels</text:p></draw:text-box></draw:frame></text:p>
      <text:p text:style-name="P9"/>
      <text:p text:style-name="P9"><draw:frame draw:style-name="fr2" draw:name="Frame14" text:anchor-type="paragraph" svg:width="19.001cm" draw:z-index="2"><draw:text-box fo:min-height="17.42cm"><text:p text:style-name="P12"><draw:frame draw:style-name="fr6" draw:name="Image13" text:anchor-type="as-char" svg:width="19.001cm" style:rel-width="100%" svg:height="17.42cm" style:rel-height="scale" draw:z-index="55"><draw:image xlink:href="../../Resources/Levels/Radme/Cal/Blueprints/Boroughs/Base/BaseW.png" xlink:type="simple" xlink:show="embed" xlink:actuate="onLoad"/></draw:frame><text:span text:style-name="T1"><text:line-break/></text:span>Picture <text:sequence text:ref-name="refPicture20" text:name="Picture" text:formula="ooow:Picture+1" style:num-format="1">21</text:sequence>: Base of the rebels with size legend.</text:p></draw:text-box></draw:frame><text:soft-page-break/></text:p>
      <text:p text:style-name="P9"><text:soft-page-break/><draw:frame draw:style-name="fr1" draw:name="Frame4" text:anchor-type="as-char" svg:width="19.001cm" draw:z-index="56"><draw:text-box fo:min-height="19.457cm"><text:p text:style-name="P12"><draw:frame draw:style-name="fr6" draw:name="Image3" text:anchor-type="as-char" svg:width="19.001cm" style:rel-width="100%" svg:height="19.457cm" style:rel-height="scale" draw:z-index="57"><draw:image xlink:href="../../Resources/Levels/Radme/Cal/Blueprints/Boroughs/Base/square_of_the_resistance.png" xlink:type="simple" xlink:show="embed" xlink:actuate="onLoad"/></draw:frame><text:span text:style-name="T1"><text:line-break/></text:span>Picture <text:sequence text:ref-name="refPicture21" text:name="Picture" text:formula="ooow:Picture+1" style:num-format="1">22</text:sequence>: Square of the resistance</text:p></draw:text-box></draw:frame></text:p>
      <text:h text:style-name="P17" text:outline-level="3">Tavern</text:h>
      <text:p text:style-name="P11">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 in the map</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ext:p text:style-name="P9"><draw:frame draw:style-name="fr1" draw:name="Frame8" text:anchor-type="as-char" svg:width="19.001cm" draw:z-index="0"><draw:text-box fo:min-height="9.225cm"><text:p text:style-name="P12"><draw:frame draw:style-name="fr6" draw:name="Image8" text:anchor-type="as-char" svg:width="19.001cm" style:rel-width="100%" svg:height="9.225cm" style:rel-height="scale" draw:z-index="1"><draw:image xlink:href="../../Resources/Levels/Radme/Cal/Blueprints/Boroughs/Tavern/Tavern.png" xlink:type="simple" xlink:show="embed" xlink:actuate="onLoad"/></draw:frame><text:span text:style-name="T1"><text:line-break/></text:span>Picture <text:sequence text:ref-name="refPicture22" text:name="Picture" text:formula="ooow:Picture+1" style:num-format="1">23</text:sequence>: Map of the tavern.</text:p></draw:text-box></draw:frame></text:p>
      <text:p text:style-name="P11"/>
      <text:h text:style-name="P22" text:outline-level="2">Sewers</text:h>
      <text:p text:style-name="P9"><draw:frame draw:style-name="fr1" draw:name="Frame21" text:anchor-type="as-char" svg:width="18.523cm" draw:z-index="25"><draw:text-box fo:min-height="18.205cm"><text:p text:style-name="Picture"><draw:frame draw:style-name="fr6" draw:name="Image27" text:anchor-type="as-char" svg:width="18.523cm" style:rel-width="100%" svg:height="18.205cm" style:rel-height="scale" draw:z-index="27"><draw:image xlink:href="../../Resources/Levels/Radme/Cal/Blueprints/Sewers/Sewers.png" xlink:type="simple" xlink:show="embed" xlink:actuate="onLoad"/></draw:frame><text:span text:style-name="T1"><text:line-break/></text:span>Picture <text:sequence text:ref-name="refPicture23" text:name="Picture" text:formula="ooow:Picture+1" style:num-format="1">24</text:sequence>: Map of the sewers</text:p></draw:text-box></draw:frame></text:p>
      <text:p text:style-name="P11">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9"><text:soft-page-break/><draw:frame draw:style-name="fr1" draw:name="Frame9" text:anchor-type="as-char" svg:width="19.001cm" draw:z-index="4"><draw:text-box fo:min-height="16.914cm"><text:p text:style-name="P12"><draw:frame draw:style-name="fr6" draw:name="Image9" text:anchor-type="as-char" svg:width="19.001cm" style:rel-width="100%" svg:height="16.914cm" style:rel-height="scale" draw:z-index="5"><draw:image xlink:href="../../Resources/Levels/Radme/Cal/Blueprints/Sewers/Sewers%20-%20detailed%20-%20sketch.png" xlink:type="simple" xlink:show="embed" xlink:actuate="onLoad"/></draw:frame><text:span text:style-name="T1"><text:line-break/></text:span>Picture <text:sequence text:ref-name="refPicture24" text:name="Picture" text:formula="ooow:Picture+1" style:num-format="1">25</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101cm"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next-style-name="Standard" style:class="text" style:master-page-name="">
      <style:paragraph-properties loext:contextual-spacing="false" fo:margin-left="0cm" fo:margin-right="0cm" fo:margin-top="0cm" fo:margin-bottom="0.101cm" fo:line-height="100%" fo:text-align="justify" style:justify-single-word="false" fo:text-indent="0cm" style:auto-text-indent="false" style:page-number="auto" fo:background-color="transparent" style:snap-to-layout-grid="true">
        <style:tab-stops/>
        <style:drop-cap style:lines="2"/>
        <style:background-image/>
      </style:paragraph-properties>
      <style:text-properties fo:language="en" fo:country="US"/>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master-page-name="">
      <style:paragraph-properties loext:contextual-spacing="false" fo:margin-top="0.212cm" fo:margin-bottom="0.212cm" style:page-number="auto" text:number-lines="false" text:line-number="0"/>
      <style:text-properties fo:color="#464453" fo:font-size="11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name-complex="Arial"/>
    </style:style>
    <style:style style:name="Team7Alt.15" style:family="paragraph">
      <style:paragraph-properties fo:text-align="justify" style:justify-single-word="false"/>
      <style:text-properties style:font-name-asian="SimSun" style:font-name-complex="Arial"/>
    </style:style>
    <style:style style:name="Team7Alt.14" style:family="paragraph">
      <style:paragraph-properties fo:text-align="justify" style:justify-single-word="false"/>
      <style:text-properties style:font-name-asian="SimSun" style:font-name-complex="Arial"/>
    </style:style>
    <style:style style:name="Team7Alt.13" style:family="paragraph">
      <style:paragraph-properties fo:text-align="justify" style:justify-single-word="false"/>
      <style:text-properties style:font-name-asian="SimSun" style:font-name-complex="Arial"/>
    </style:style>
    <style:style style:name="Team7Alt.12" style:family="paragraph">
      <style:paragraph-properties fo:text-align="justify" style:justify-single-word="false"/>
      <style:text-properties style:font-name-asian="SimSun" style:font-name-complex="Arial"/>
    </style:style>
    <style:style style:name="Team7Alt.11" style:family="paragraph">
      <style:paragraph-properties fo:text-align="justify" style:justify-single-word="false"/>
      <style:text-properties style:font-name-asian="SimSun" style:font-name-complex="Arial"/>
    </style:style>
    <style:style style:name="Team7Alt.10" style:family="paragraph">
      <style:paragraph-properties fo:text-align="justify" style:justify-single-word="false"/>
      <style:text-properties style:font-name-asian="SimSun" style:font-name-complex="Arial"/>
    </style:style>
    <style:style style:name="Team7Alt.9" style:family="paragraph">
      <style:paragraph-properties fo:text-align="justify" style:justify-single-word="false"/>
      <style:text-properties style:font-name-asian="SimSun" style:font-name-complex="Arial"/>
    </style:style>
    <style:style style:name="Team7Alt.8" style:family="paragraph">
      <style:paragraph-properties fo:text-align="justify" style:justify-single-word="false"/>
      <style:text-properties style:font-name-asian="SimSun" style:font-name-complex="Arial"/>
    </style:style>
    <style:style style:name="Team7Alt.7" style:family="paragraph">
      <style:paragraph-properties fo:text-align="justify" style:justify-single-word="false"/>
      <style:text-properties style:font-name-asian="SimSun" style:font-name-complex="Arial"/>
    </style:style>
    <style:style style:name="Team7Alt.6" style:family="paragraph">
      <style:paragraph-properties fo:text-align="justify" style:justify-single-word="false"/>
      <style:text-properties style:font-name-asian="SimSun" style:font-name-complex="Arial"/>
    </style:style>
    <style:style style:name="Team7Alt.5" style:family="paragraph">
      <style:paragraph-properties fo:text-align="justify" style:justify-single-word="false"/>
      <style:text-properties style:font-name-asian="SimSun" style:font-name-complex="Arial"/>
    </style:style>
    <style:style style:name="Team7Alt.4" style:family="paragraph">
      <style:paragraph-properties fo:text-align="justify" style:justify-single-word="false"/>
      <style:text-properties style:font-name-asian="SimSun" style:font-name-complex="Arial"/>
    </style:style>
    <style:style style:name="Team7Alt.3" style:family="paragraph">
      <style:paragraph-properties fo:text-align="justify" style:justify-single-word="false"/>
      <style:text-properties style:font-name-asian="SimSun" style:font-name-complex="Arial"/>
    </style:style>
    <style:style style:name="Team7Alt.2" style:family="paragraph">
      <style:paragraph-properties fo:text-align="justify" style:justify-single-word="false"/>
      <style:text-properties style:font-name-asian="SimSun" style:font-name-complex="Arial"/>
    </style:style>
    <style:style style:name="Team7Alt.1" style:family="paragraph">
      <style:paragraph-properties fo:text-align="justify" style:justify-single-word="false"/>
      <style:text-properties style:font-name-asian="SimSun" style:font-name-complex="Arial"/>
    </style:style>
    <style:style style:name="Team7.16" style:family="paragraph">
      <style:paragraph-properties fo:text-align="justify" style:justify-single-word="false"/>
      <style:text-properties style:font-name-asian="SimSun" style:font-size-asian="10.5pt" style:font-name-complex="Arial"/>
    </style:style>
    <style:style style:name="Team7.15" style:family="paragraph">
      <style:paragraph-properties fo:text-align="justify" style:justify-single-word="false"/>
      <style:text-properties style:font-name-asian="SimSun" style:font-size-asian="10.5pt" style:font-name-complex="Arial"/>
    </style:style>
    <style:style style:name="Team7.14" style:family="paragraph">
      <style:paragraph-properties fo:text-align="justify" style:justify-single-word="false"/>
      <style:text-properties style:font-name-asian="SimSun" style:font-size-asian="10.5pt" style:font-name-complex="Arial"/>
    </style:style>
    <style:style style:name="Team7.13" style:family="paragraph">
      <style:paragraph-properties fo:text-align="justify" style:justify-single-word="false"/>
      <style:text-properties style:font-name-asian="SimSun" style:font-size-asian="10.5pt" style:font-name-complex="Arial"/>
    </style:style>
    <style:style style:name="Team7.12" style:family="paragraph">
      <style:paragraph-properties fo:text-align="justify" style:justify-single-word="false"/>
      <style:text-properties style:font-name-asian="SimSun" style:font-size-asian="10.5pt" style:font-name-complex="Arial"/>
    </style:style>
    <style:style style:name="Team7.11" style:family="paragraph">
      <style:paragraph-properties fo:text-align="justify" style:justify-single-word="false"/>
      <style:text-properties style:font-name-asian="SimSun" style:font-size-asian="10.5pt" style:font-name-complex="Arial"/>
    </style:style>
    <style:style style:name="Team7.10" style:family="paragraph">
      <style:paragraph-properties fo:text-align="justify" style:justify-single-word="false"/>
      <style:text-properties style:font-name-asian="SimSun" style:font-size-asian="10.5pt" style:font-name-complex="Arial"/>
    </style:style>
    <style:style style:name="Team7.9" style:family="paragraph">
      <style:paragraph-properties fo:text-align="justify" style:justify-single-word="false"/>
      <style:text-properties style:font-name-asian="SimSun" style:font-size-asian="10.5pt" style:font-name-complex="Arial"/>
    </style:style>
    <style:style style:name="Team7.8" style:family="paragraph">
      <style:paragraph-properties fo:text-align="justify" style:justify-single-word="false"/>
      <style:text-properties style:font-name-asian="SimSun" style:font-size-asian="10.5pt" style:font-name-complex="Arial"/>
    </style:style>
    <style:style style:name="Team7.7" style:family="paragraph">
      <style:paragraph-properties fo:text-align="justify" style:justify-single-word="false"/>
      <style:text-properties style:font-name-asian="SimSun" style:font-size-asian="10.5pt" style:font-name-complex="Arial"/>
    </style:style>
    <style:style style:name="Team7.6" style:family="paragraph">
      <style:paragraph-properties fo:text-align="justify" style:justify-single-word="false"/>
      <style:text-properties style:font-name-asian="SimSun" style:font-size-asian="10.5pt" style:font-name-complex="Arial"/>
    </style:style>
    <style:style style:name="Team7.5" style:family="paragraph">
      <style:paragraph-properties fo:text-align="justify" style:justify-single-word="false"/>
      <style:text-properties style:font-name-asian="SimSun" style:font-size-asian="10.5pt" style:font-name-complex="Arial"/>
    </style:style>
    <style:style style:name="Team7.4" style:family="paragraph">
      <style:paragraph-properties fo:text-align="justify" style:justify-single-word="false"/>
      <style:text-properties style:font-name-asian="SimSun" style:font-size-asian="10.5pt" style:font-name-complex="Arial"/>
    </style:style>
    <style:style style:name="Team7.3" style:family="paragraph">
      <style:paragraph-properties fo:text-align="justify" style:justify-single-word="false"/>
      <style:text-properties style:font-name-asian="SimSun" style:font-size-asian="10.5pt" style:font-name-complex="Arial"/>
    </style:style>
    <style:style style:name="Team7.2" style:family="paragraph">
      <style:paragraph-properties fo:text-align="justify" style:justify-single-word="false"/>
      <style:text-properties style:font-name-asian="SimSun" style:font-size-asian="10.5pt" style:font-name-complex="Arial"/>
    </style:style>
    <style:style style:name="Team7.1" style:family="paragraph">
      <style:paragraph-properties fo:text-align="justify" style:justify-single-word="false"/>
      <style:text-properties style:font-name-asian="SimSun" style:font-size-asian="10.5pt" style:font-name-complex="Ari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49cm" fo:margin-bottom="0.21cm"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loext:contextual-spacing="false" fo:margin-left="0cm" fo:margin-right="0cm" fo:margin-top="0.42cm" fo:margin-bottom="0.21cm"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loext:contextual-spacing="false" fo:margin-left="0cm" fo:margin-right="0cm" fo:margin-top="0.42cm" fo:margin-bottom="0.21cm"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loext:contextual-spacing="false" fo:margin-left="0cm" fo:margin-right="0cm" fo:margin-top="0cm" fo:margin-bottom="0cm" fo:text-align="start" style:justify-single-word="false" fo:hyphenation-ladder-count="no-limit" fo:text-indent="0cm" style:auto-text-indent="false" style:page-number="auto">
        <style:tab-stops/>
      </style:paragraph-properties>
      <style:text-properties fo:color="#224b12" style:font-name="Consolas" fo:font-size="11pt" fo:hyphenate="false" fo:hyphenation-remain-char-count="2" fo:hyphenation-push-char-count="2"/>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1" style:font-size-asian="10pt" style:font-name-complex="Courier New"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BoxActivity" style:family="paragraph" style:parent-style-name="Activity" style:master-page-name="">
      <style:paragraph-properties fo:text-align="justify" style:justify-single-word="false" style:page-number="auto" fo:background-color="transparent" fo:padding="0.3cm" fo:border="none">
        <style:background-image/>
      </style:paragraph-properties>
      <style:text-properties fo:color="#f79e10"/>
    </style:style>
    <style:style style:name="Clown" style:family="paragraph" style:parent-style-name="Standard">
      <style:text-properties fo:color="#ad29ad" style:font-name="Ink Free" fo:font-size="13pt" fo:language="en" fo:country="US"/>
    </style:style>
    <style:style style:name="FisherMan" style:family="paragraph" style:parent-style-name="Header">
      <style:text-properties fo:color="#acb20c" style:font-name="Ink Free" fo:font-size="13pt"/>
    </style:style>
    <style:style style:name="BlackSmith" style:family="paragraph" style:parent-style-name="Standard">
      <style:text-properties style:font-name="Ink Free" fo:font-size="13pt"/>
    </style:style>
    <style:style style:name="Alchemist" style:family="paragraph" style:parent-style-name="Standard">
      <style:text-properties fo:color="#0029ec" style:font-name="Ink Free" fo:font-size="13pt" fo:language="en" fo:country="US"/>
    </style:style>
    <style:style style:name="Zip" style:family="paragraph" style:parent-style-name="Standard">
      <style:text-properties fo:color="#706e0c" style:font-name="Ink Free" fo:font-size="13pt" fo:language="en" fo:country="US" fo:background-color="transparent"/>
    </style:style>
    <style:style style:name="Ektor" style:family="paragraph" style:parent-style-name="Standard">
      <style:text-properties fo:color="#5b277d" style:font-name="Ink Free" fo:font-size="13pt" fo:language="en" fo:country="US" fo:background-color="transparent"/>
    </style:style>
    <style:style style:name="MarionTheSmart" style:family="paragraph" style:parent-style-name="Standard">
      <style:paragraph-properties fo:background-color="transparent">
        <style:tab-stops/>
        <style:background-image/>
      </style:paragraph-properties>
      <style:text-properties fo:color="#127622" style:font-name="Ink Fre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size="13pt" fo:language="en" fo:country="US"/>
    </style:style>
    <style:style style:name="WoW" style:family="paragraph" style:parent-style-name="Standard">
      <style:text-properties fo:color="#342e39" style:font-name="Ink Free" fo:font-size="13pt" fo:language="en" fo:country="US"/>
    </style:style>
    <style:style style:name="Markl" style:family="paragraph" style:parent-style-name="Standard">
      <style:text-properties fo:color="#909468" style:font-name="Ink Free" fo:font-size="13pt" fo:language="en" fo:country="US"/>
    </style:style>
    <style:style style:name="Calcifer" style:family="paragraph" style:parent-style-name="Standard">
      <style:text-properties fo:color="#e3482d" style:font-name="Ink Free" fo:font-size="13pt" fo:language="en" fo:country="US"/>
    </style:style>
    <style:style style:name="Heen" style:family="paragraph" style:parent-style-name="Standard">
      <style:text-properties fo:color="#966149" style:font-name="Ink Free" fo:font-size="13pt" fo:language="en" fo:country="US"/>
    </style:style>
    <style:style style:name="Sophie" style:family="paragraph" style:parent-style-name="Standard">
      <style:text-properties fo:color="#285579" style:font-name="Ink Free" fo:font-size="13pt" fo:language="en" fo:country="US"/>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svg:height="0.55cm" fo:margin-left="0cm" fo:margin-right="0cm" fo:margin-top="0.101cm" fo:border-top="0.002cm solid #464453" fo:border-bottom="none" fo:border-left="none" fo:border-right="none" fo:padding="0cm" fo:background-color="transparent" style:dynamic-spacing="false">
          <style:background-image/>
        </style:header-footer-properties>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5</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Settings</dc:title>
    <dc:date>2019-01-04T17:02:57.61</dc:date>
    <meta:editing-duration>PT16H2M46S</meta:editing-duration>
    <meta:editing-cycles>371</meta:editing-cycles>
    <meta:generator>OpenOffice/4.1.4$Win32 OpenOffice.org_project/414m5$Build-9788</meta:generator>
    <meta:document-statistic meta:table-count="11" meta:image-count="33" meta:object-count="0" meta:page-count="27" meta:paragraph-count="184" meta:word-count="3526" meta:character-count="19105"/>
    <meta:template xlink:type="simple" xlink:actuate="onRequest" xlink:title="" xlink:href="../MasterGameDesignDocument.odm" meta:date="2018-12-28T17:59:39.04"/>
  </office:meta>
</office:document-meta>
</file>